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##</text:p>
      <text:p text:style-name="Standard">### Adopted from https://stackabuse.com/brief-introduction-to-opengl-in-python-with-pyopengl/</text:p>
      <text:p text:style-name="Standard">### CSC 322 Fall 2020</text:p>
      <text:p text:style-name="Standard"/>
      <text:p text:style-name="Standard">from OpenGL.GL import *</text:p>
      <text:p text:style-name="Standard">from OpenGL.GLUT import *</text:p>
      <text:p text:style-name="Standard">from OpenGL.GLU import *</text:p>
      <text:p text:style-name="Standard"/>
      <text:p text:style-name="Standard">window = 0</text:p>
      <text:p text:style-name="Standard">width, height = 3000, 1000 <text:s/># window size</text:p>
      <text:p text:style-name="Standard"/>
      <text:p text:style-name="Standard"/>
      <text:p text:style-name="Standard">def drawSquare(x, y, width, height):</text:p>
      <text:p text:style-name="Standard"><text:s text:c="4"/>glBegin(GL_QUADS) <text:s/># start drawing a square</text:p>
      <text:p text:style-name="Standard"><text:s text:c="4"/>glVertex2f(x, y) <text:s/># bottom left point</text:p>
      <text:p text:style-name="Standard"><text:s text:c="4"/>glVertex2f(x + width, y) <text:s/># bottom right point</text:p>
      <text:p text:style-name="Standard"><text:s text:c="4"/>glVertex2f(x + width, y + height) <text:s/># top right point</text:p>
      <text:p text:style-name="Standard"><text:s text:c="4"/>glVertex2f(x, y + height) <text:s/># top left point</text:p>
      <text:p text:style-name="Standard"><text:s text:c="4"/>glEnd() <text:s/># done drawing</text:p>
      <text:p text:style-name="Standard"/>
      <text:p text:style-name="Standard"/>
      <text:p text:style-name="Standard">def drawTriangle(x, y, width, height):</text:p>
      <text:p text:style-name="Standard"><text:s text:c="4"/>glBegin(GL_TRIANGLES)</text:p>
      <text:p text:style-name="Standard"><text:s text:c="4"/>glVertex2f(x, y)</text:p>
      <text:p text:style-name="Standard"><text:s text:c="4"/>glVertex2f(x + width, y)</text:p>
      <text:p text:style-name="Standard"><text:s text:c="4"/>glVertex2f(x + width, y + height)</text:p>
      <text:p text:style-name="Standard"><text:s text:c="4"/>glEnd()</text:p>
      <text:p text:style-name="Standard"/>
      <text:p text:style-name="Standard"/>
      <text:p text:style-name="Standard">def drawScene():</text:p>
      <text:p text:style-name="Standard"><text:s text:c="4"/>glClear(GL_COLOR_BUFFER_BIT | GL_DEPTH_BUFFER_BIT) <text:s/># clear the screen</text:p>
      <text:p text:style-name="Standard"><text:s text:c="4"/>glLoadIdentity() <text:s/># reset position</text:p>
      <text:p text:style-name="Standard"><text:s text:c="4"/>refresh2d(width, height)</text:p>
      <text:p text:style-name="Standard"/>
      <text:p text:style-name="Standard"><text:s text:c="4"/>glColor3f(0.0, 0.0, 1.0) <text:s/># set color to blue</text:p>
      <text:p text:style-name="Standard"><text:s text:c="4"/>drawSquare(50, 50, 200, 200) <text:s/># draw a square at (50,50) with width 200, height 200</text:p>
      <text:p text:style-name="Standard"/>
      <text:p text:style-name="Standard"><text:s text:c="4"/>glColor3f(1.0, 0.0, 0.0) <text:s/># set color to red</text:p>
      <text:p text:style-name="Standard"><text:s text:c="4"/>drawTriangle(300, 50, 200, 200) <text:s/># draw a triangle at (300,50)</text:p>
      <text:p text:style-name="Standard"/>
      <text:p text:style-name="Standard"><text:s text:c="4"/>glutSwapBuffers() <text:s/># important for double buffering</text:p>
      <text:p text:style-name="Standard"/>
      <text:p text:style-name="Standard"># Zach's method</text:p>
      <text:p text:style-name="Standard">def drawScene2():</text:p>
      <text:p text:style-name="Standard"><text:s text:c="4"/>glClear(GL_COLOR_BUFFER_BIT | GL_DEPTH_BUFFER_BIT) <text:s/># clear the screen</text:p>
      <text:p text:style-name="Standard"><text:s text:c="4"/>glLoadIdentity() <text:s/># reset position</text:p>
      <text:p text:style-name="Standard"><text:s text:c="4"/>refresh2d(width, height)</text:p>
      <text:p text:style-name="Standard"/>
      <text:p text:style-name="Standard"><text:s text:c="4"/># x axis</text:p>
      <text:p text:style-name="Standard"><text:soft-page-break/><text:s text:c="4"/>for i in range(8):</text:p>
      <text:p text:style-name="Standard"/>
      <text:p text:style-name="Standard"><text:s text:c="8"/># y axis</text:p>
      <text:p text:style-name="Standard"><text:s text:c="8"/>for j in range(8):</text:p>
      <text:p text:style-name="Standard"><text:s text:c="12"/># expand to fill screen</text:p>
      <text:p text:style-name="Standard"><text:s text:c="12"/>x = i * 200</text:p>
      <text:p text:style-name="Standard"><text:s text:c="12"/>y = j * 120</text:p>
      <text:p text:style-name="Standard"/>
      <text:p text:style-name="Standard"><text:s text:c="12"/># create color gradient variables</text:p>
      <text:p text:style-name="Standard"><text:s text:c="12"/>k = i / 8</text:p>
      <text:p text:style-name="Standard"><text:s text:c="12"/>l = j / 8</text:p>
      <text:p text:style-name="Standard"/>
      <text:p text:style-name="Standard"><text:s text:c="12"/>glColor3f(0.0, k, l) <text:s text:c="11"/># set gradient color</text:p>
      <text:p text:style-name="Standard"><text:s text:c="12"/>drawTriangle(x, y, 300, 200) <text:s text:c="3"/># draw triangle</text:p>
      <text:p text:style-name="Standard"/>
      <text:p text:style-name="Standard"><text:s text:c="4"/>glutSwapBuffers() <text:s text:c="2"/># important for double buffering</text:p>
      <text:p text:style-name="Standard"/>
      <text:p text:style-name="Standard"/>
      <text:p text:style-name="Standard">def refresh2d(width, height):</text:p>
      <text:p text:style-name="Standard"><text:s text:c="4"/>glViewport(0, 0, width, height)</text:p>
      <text:p text:style-name="Standard"><text:s text:c="4"/>glMatrixMode(GL_PROJECTION)</text:p>
      <text:p text:style-name="Standard"><text:s text:c="4"/>glLoadIdentity()</text:p>
      <text:p text:style-name="Standard"><text:s text:c="4"/>glOrtho(0.0, width, 0.0, height, 0.0, 1.0)</text:p>
      <text:p text:style-name="Standard"><text:s text:c="4"/>glMatrixMode(GL_MODELVIEW)</text:p>
      <text:p text:style-name="Standard"><text:s text:c="4"/>glLoadIdentity()</text:p>
      <text:p text:style-name="Standard"/>
      <text:p text:style-name="Standard"/>
      <text:p text:style-name="Standard"># initialization</text:p>
      <text:p text:style-name="Standard">glutInit() <text:s/># initialize glut</text:p>
      <text:p text:style-name="Standard">glutInitDisplayMode(GLUT_RGBA | GLUT_DEPTH | GLUT_DOUBLE)</text:p>
      <text:p text:style-name="Standard">glutInitWindowSize(width, height) <text:s/># set window size</text:p>
      <text:p text:style-name="Standard">glutInitWindowPosition(0, 0) <text:s/># set window position</text:p>
      <text:p text:style-name="Standard">wind = glutCreateWindow("CSC 322 Fall 2020 HW1") <text:s/># create window with title</text:p>
      <text:p text:style-name="Standard">glutDisplayFunc(drawScene) <text:s/># set showScreen function callback</text:p>
      <text:p text:style-name="Standard">glutIdleFunc(drawScene2) <text:s/># draw all the time</text:p>
      <text:p text:style-name="Standard">glutMainLoop() <text:s/># start everything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9T16:56:02.040736641</meta:creation-date>
    <dc:date>2020-09-09T16:57:54.385436732</dc:date>
    <meta:editing-duration>PT1M53S</meta:editing-duration>
    <meta:editing-cycles>1</meta:editing-cycles>
    <meta:document-statistic meta:table-count="0" meta:image-count="0" meta:object-count="0" meta:page-count="2" meta:paragraph-count="64" meta:word-count="311" meta:character-count="2392" meta:non-whitespace-character-count="1870"/>
    <meta:generator>LibreOffice/6.4.2.2$Linux_X86_64 LibreOffice_project/40$Build-2</meta:generator>
  </office:meta>
</office:document-meta>
</file>